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Untitled1" svg:font-family="Untitled1" style:font-pitch="fixed"/>
    <style:font-face style:name="siji" svg:font-family="sij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ntitled1" fo:font-size="26pt" officeooo:rsid="000937e0" officeooo:paragraph-rsid="000937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2 3 4 5 6 7 8 9 0</text:p>
      <text:p text:style-name="P1">A B C D E F G H I J K L</text:p>
      <text:p text:style-name="P1">M N O P Q R S T U V W X</text:p>
      <text:p text:style-name="P1">Y Z [ \ ] ^ _ ` a b c 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Untitled1" svg:font-family="Untitled1" style:font-pitch="fixed"/>
    <style:font-face style:name="siji" svg:font-family="sij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22:25:06.865130853</meta:creation-date>
    <dc:date>2021-05-11T22:33:07.107998264</dc:date>
    <meta:editing-duration>PT8M1S</meta:editing-duration>
    <meta:editing-cycles>1</meta:editing-cycles>
    <meta:document-statistic meta:table-count="0" meta:image-count="0" meta:object-count="0" meta:page-count="1" meta:paragraph-count="4" meta:word-count="46" meta:character-count="88" meta:non-whitespace-character-count="46"/>
    <meta:generator>LibreOffice/7.0.3.1$Linux_X86_64 LibreOffice_project/d7547858d014d4cf69878db179d326fc3483e082</meta:generator>
  </office:meta>
</office:document-meta>
</file>